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7-01_16-04-59_000.jpg</text:p>
          </table:table-cell>
          <table:table-cell table:style-name="ce26" office:value-type="string">
            <text:p>:bookmemo / 読んだ本 / 『材料化学の最前線』 / 著者=東京都立大学工業化学科分子応用化学研究会 / 途中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材料化学の最前線』 / 著者=東京都立大学工業化学科分子応用化学研究会 / 途中">
            <text:p>:bookmemo / 読んだ本 / 『材料化学の最前線』 / 著者=東京都立大学工業化学科分子応用化学研究会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7-01_16-05-09_000.jpg</text:p>
          </table:table-cell>
          <table:table-cell table:style-name="ce26" office:value-type="string">
            <text:p>:bookmemo / 読んだ本 / 『材料化学の最前線』 / 著者=東京都立大学工業化学科分子応用化学研究会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材料化学の最前線』 / 著者=東京都立大学工業化学科分子応用化学研究会 / 途中 ここまで">
            <text:p>:bookmemo / 読んだ本 / 『材料化学の最前線』 / 著者=東京都立大学工業化学科分子応用化学研究会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7-01_16-02-04_000.jpg</text:p>
          </table:table-cell>
          <table:table-cell table:style-name="ce26" office:value-type="string">
            <text:p>:m 1*1 RES / JVEMV6 64#301_seidenki_teii / 『静電気のＡＢＣ』 著者=堤井信力[ていいしんりき],校注=~ / p.31 / w=,topic=~,publisher=~,other=memo+:同じ物質。帯電。氷の棒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1*1 RES / JVEMV6 64#301_seidenki_teii / 『静電気のＡＢＣ』 著者=堤井信力[ていいしんりき],校注=~ / p.31 / w=,topic=~,publisher=~,other=memo+:同じ物質。帯電。氷の棒">
            <text:p>:m 1*1 RES / JVEMV6 64#301_seidenki_teii / 『静電気のＡＢＣ』 著者=堤井信力[ていいしんりき],校注=~ / p.31 / w=,topic=~,publisher=~,other=memo+:同じ物質。帯電。氷の棒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6-30_18-51-17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6-30_21-06-10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 office:value-type="string">
            <text:p>2023-06-30_21-06-1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 office:value-type="string">
            <text:p>2023-07-01_13-23-2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6-30_18-46-20_000.mp4</text:p>
          </table:table-cell>
          <table:table-cell table:style-name="ce26" office:value-type="string">
            <text:p>:VIDEO / @自室 / 記録 / jap.flute / 演奏、play / R=1 / genre=melody:和調,for=~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1 / genre=melody:和調,for=~,file-piece-id=~,memo=~,session=hour-18,recording-id=~,other=~ / follow+">
            <text:p>:VIDEO / @自室 / 記録 / jap.flute / 演奏、play / R=1 / genre=melody:和調,for=~,file-piece-id=~,memo=~,session=hour-18,recording-id=~,other=~ / follow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7-01_02-31-07_000.jpg</text:p>
          </table:table-cell>
          <table:table-cell table:style-name="ce26" office:value-type="string">
            <text:p>:m :PHOTO 寝た時刻 / 2023 / オナニー、未了、duration=40m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PHOTO 寝た時刻 / 2023 / オナニー、未了、duration=40m時間ぐらい,other=~">
            <text:p>:m :PHOTO 寝た時刻 / 2023 / オナニー、未了、duration=40m時間ぐらい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7-01_07-37-04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:PHOTO 起きた時刻 / 2023">
            <text:p>:m :PHOTO 起きた時刻 / 2023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8" office:value-type="string">
            <text:p>2023-07-01_07-43-2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3-07-01_16-38-25_000.jpg</text:p>
          </table:table-cell>
          <table:table-cell table:style-name="ce26" office:value-type="string">
            <text:p>:PHOTO 記録用 / @自宅；東側；洗面所から見える；東の犬走り / 自然観察 / 草むら,other=向かって左手。１本の花冠。に、つるが１本、伝っている。ぶらりと、中空に、伸びてい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用 / @自宅；東側；洗面所から見える；東の犬走り / 自然観察 / 草むら,other=向かって左手。１本の花冠。に、つるが１本、伝っている。ぶらりと、中空に、伸びている。">
            <text:p>:PHOTO 記録用 / @自宅；東側；洗面所から見える；東の犬走り / 自然観察 / 草むら,other=向かって左手。１本の花冠。に、つるが１本、伝っている。ぶらりと、中空に、伸びている。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8];CONCATENATE([.C18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1">2023/07/01</text:date>, <text:time>19:02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01T19:02:46.27</dc:date>
    <dc:creator>岩淵 謙</dc:creator>
    <meta:editing-duration>P57DT11H16M20S</meta:editing-duration>
    <meta:editing-cycles>18985</meta:editing-cycles>
    <meta:document-statistic meta:table-count="2" meta:cell-count="920" meta:object-count="0"/>
    <meta:user-defined meta:name="qrichtext">1</meta:user-defined>
  </office:meta>
</office:document-meta>
</file>